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420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2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2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2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2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232" calcext:value-type="float">
            <text:p>49.8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2</text:p>
          </table:table-cell>
          <table:table-cell office:value-type="string" calcext:value-type="string">
            <text:p>201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3256" calcext:value-type="float">
            <text:p>49.6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2</text:p>
          </table:table-cell>
          <table:table-cell office:value-type="string" calcext:value-type="string">
            <text:p>201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2</text:p>
          </table:table-cell>
          <table:table-cell office:value-type="string" calcext:value-type="string">
            <text:p>201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2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2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156" calcext:value-type="float">
            <text:p>50.5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2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2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5072" calcext:value-type="float">
            <text:p>49.7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2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6536" calcext:value-type="float">
            <text:p>49.2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2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236" calcext:value-type="float">
            <text:p>49.3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2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1128" calcext:value-type="float">
            <text:p>49.4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2</text:p>
          </table:table-cell>
          <table:table-cell office:value-type="string" calcext:value-type="string">
            <text:p>200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3592" calcext:value-type="float">
            <text:p>49.3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2</text:p>
          </table:table-cell>
          <table:table-cell office:value-type="string" calcext:value-type="string">
            <text:p>200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6472" calcext:value-type="float">
            <text:p>49.4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2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9584" calcext:value-type="float">
            <text:p>49.2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2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0064" calcext:value-type="float">
            <text:p>49.2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2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2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7664" calcext:value-type="float">
            <text:p>49.1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2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7664" calcext:value-type="float">
            <text:p>49.1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2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2</text:p>
          </table:table-cell>
          <table:table-cell office:value-type="string" calcext:value-type="string">
            <text:p>200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2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2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852" calcext:value-type="float">
            <text:p>49.1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2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2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324" calcext:value-type="float">
            <text:p>48.7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2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892" calcext:value-type="float">
            <text:p>48.5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4202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